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7.497cm" style:rel-column-width="28898*"/>
    </style:style>
    <style:style style:name="Tabla1.B" style:family="table-column">
      <style:table-column-properties style:column-width="9.504cm" style:rel-column-width="36637*"/>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202654" officeooo:paragraph-rsid="0016e5e8"/>
    </style:style>
    <style:style style:name="P2" style:family="paragraph" style:parent-style-name="Table_20_Contents">
      <style:text-properties officeooo:rsid="000d386b" officeooo:paragraph-rsid="0016e5e8"/>
    </style:style>
    <style:style style:name="P3" style:family="paragraph" style:parent-style-name="Table_20_Contents">
      <style:paragraph-properties fo:text-align="center" style:justify-single-word="false"/>
      <style:text-properties officeooo:rsid="0016e5e8" officeooo:paragraph-rsid="0016e5e8"/>
    </style:style>
    <style:style style:name="P4" style:family="paragraph" style:parent-style-name="Standard">
      <style:text-properties officeooo:paragraph-rsid="0016e5e8"/>
    </style:style>
    <style:style style:name="P5" style:family="paragraph" style:parent-style-name="Standard" style:list-style-name="L1">
      <style:paragraph-properties fo:text-align="justify" style:justify-single-word="false"/>
      <style:text-properties officeooo:rsid="0016e5e8" officeooo:paragraph-rsid="0016e5e8"/>
    </style:style>
    <style:style style:name="P6" style:family="paragraph" style:parent-style-name="Standard">
      <style:paragraph-properties fo:text-align="justify" style:justify-single-word="false"/>
      <style:text-properties officeooo:paragraph-rsid="0016e5e8"/>
    </style:style>
    <style:style style:name="P7" style:family="paragraph" style:parent-style-name="Standard">
      <style:paragraph-properties fo:text-align="justify" style:justify-single-word="false"/>
      <style:text-properties officeooo:rsid="0018978f" officeooo:paragraph-rsid="0018978f"/>
    </style:style>
    <style:style style:name="T1" style:family="text">
      <style:text-properties officeooo:rsid="0016e5e8"/>
    </style:style>
    <style:style style:name="T2" style:family="text">
      <style:text-properties officeooo:rsid="001a81f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la1" table:style-name="Tabla1">
        <table:table-column table:style-name="Tabla1.A"/>
        <table:table-column table:style-name="Tabla1.B"/>
        <table:table-row>
          <table:table-cell table:style-name="Tabla1.A1" table:number-columns-spanned="2" office:value-type="string">
            <text:p text:style-name="P3">Ejercicio práctico consultas</text:p>
          </table:table-cell>
          <table:covered-table-cell/>
        </table:table-row>
        <table:table-row>
          <table:table-cell table:style-name="Tabla1.A2" office:value-type="string">
            <text:p text:style-name="P2">Nombre:</text:p>
          </table:table-cell>
          <table:table-cell table:style-name="Tabla1.B2" office:value-type="string">
            <text:p text:style-name="P4">Apellidos:</text:p>
          </table:table-cell>
        </table:table-row>
      </table:table>
      <text:p text:style-name="P6"/>
      <text:p text:style-name="P7">Realiza las siguientes consultas a la base de datos películas cuyo script de creación está colgado en la plataforma, las consultas no serán válidas si utilizan más tablas de las necesarias.</text:p>
      <text:p text:style-name="P7"/>
      <text:list xml:id="list2668539548" text:style-name="L1">
        <text:list-item>
          <text:p text:style-name="P5">Obtener las diferentes nacionalidades de películas que existen en la base de datos.</text:p>
        </text:list-item>
        <text:list-item>
          <text:p text:style-name="P5">Mostrar el código de película, la fecha de estreno y la recaudación de las películas estrenadas antes del 22 de septiembre de 1997.</text:p>
        </text:list-item>
        <text:list-item>
          <text:p text:style-name="P5">Mostrar el código de las películas, la recaudación y el número de espectadores cuyo número de espectadores sea mayor que 3000 o cuya recaudación sea mayor o igual que 2000000, ordenadas de mayor a menor número de espectadores.</text:p>
        </text:list-item>
        <text:list-item>
          <text:p text:style-name="P5"><text:s/>Obtener el nombre de los cines que contengan la cadena "ar" en mayúsculas o minúsculas en su dirección.</text:p>
        </text:list-item>
        <text:list-item>
          <text:p text:style-name="P5">Mostrar los cines y su aforo cuyo aforo total sea mayor que 600 ordenados por su aforo total de forma descendiente.</text:p>
        </text:list-item>
        <text:list-item>
          <text:p text:style-name="P5">Obtener las películas estrenadas en la primera quincena de cualquier mes.</text:p>
        </text:list-item>
        <text:list-item>
          <text:p text:style-name="P5">Obtener los diferentes números de salas que se han asignado alguna vez ordenados de menor a mayor.</text:p>
        </text:list-item>
        <text:list-item>
          <text:p text:style-name="P5">Obtener el nombre y el sexo de todos los personajes cuyo nombre termine en 'n', 's' o 'e' y no tengan sexo asignado.</text:p>
        </text:list-item>
        <text:list-item>
          <text:p text:style-name="P5">Mostrar el nombre de las películas que el número total de días que se han estrenado sea mayor de 50.</text:p>
        </text:list-item>
        <text:list-item>
          <text:p text:style-name="P5">Mostrar el nombre del cine, junto con su dirección y la ciudad en la que está, junto con la sala y el aforo de la sala, y el nombre de las películas que se han proyectado en esa sala. Los datos deben salir ordenados por el nombre del cine, <text:s/>la sala del cine y por último el nombre de la película (puedes usar el nombre en versión original o en español como quieras).</text:p>
        </text:list-item>
        <text:list-item>
          <text:p text:style-name="P5">Realizar una consulta que muestre por cada uno de los posibles trabajos que se pueden realizar en nuestra base de datos, el número de personas que han realizado dicho trabajo. Ten en cuenta que si una persona ha realizado dos veces el mismo trabajo sólo deberá salir una vez.</text:p>
        </text:list-item>
        <text:list-item>
          <text:p text:style-name="P5">Mostrar todos los datos de las películas estrenadas entre <text:s/>el 20 de septiembre de 1995 y el 15 de diciembre de 1995. Si la película se ha estrenado dos o más veces en esas fechas sólo debe salir una vez.</text:p>
        </text:list-item>
        <text:list-item>
          <text:p text:style-name="P5">Mostrar el nombre de los cines y la ciudad en la que se han proyectado 22 o más películas distintas en todas sus salas.</text:p>
        </text:list-item>
        <text:list-item>
          <text:p text:style-name="P5">Obtener el nombre de la película y el presupuesto de todas las películas americanas estrenadas en un cine de Córdoba, sabiendo que Córdoba esta escrito sin tilde en la base de datos y puede estar en mayúsculas o minúsculas.</text:p>
        </text:list-item>
        <text:list-item>
          <text:p text:style-name="P5">Obtener el título y la recaudación total obtenida por películas que contengan en su título p la cadena 'vi' en minúsculas o el número 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2654" officeooo:paragraph-rsid="0016e5e8"/>
    </style:style>
    <style:style style:name="MT1" style:family="text">
      <style:text-properties officeooo:rsid="001a81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F.G.S. <text:span text:style-name="MT1">Desarrollo de Aplicaciones Web <text:s text:c="17"/></text:span><text:tab/> <text:s text:c="8"/>Bases de Datos</text:p>
        <text:p text:style-name="MP1">I.E.S. Jacarandá<text:tab/><text:tab/> <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aquín Viana</meta:initial-creator>
    <meta:creation-date>2017-02-05T23:39:36.109680434</meta:creation-date>
    <dc:date>2020-02-23T22:47:14.491555000</dc:date>
    <meta:editing-duration>PT9M41S</meta:editing-duration>
    <meta:editing-cycles>4</meta:editing-cycles>
    <meta:generator>LibreOffice/6.1.2.1$MacOSX_X86_64 LibreOffice_project/65905a128db06ba48db947242809d14d3f9a93fe</meta:generator>
    <meta:document-statistic meta:table-count="1" meta:image-count="0" meta:object-count="0" meta:page-count="1" meta:paragraph-count="21" meta:word-count="495" meta:character-count="2739" meta:non-whitespace-character-count="2246"/>
  </office:meta>
</office:document-meta>
</file>